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c3670"/>
    </style:style>
    <style:style style:name="P2" style:family="paragraph" style:parent-style-name="Standard">
      <style:text-properties style:text-underline-style="solid" style:text-underline-width="auto" style:text-underline-color="font-color" officeooo:rsid="000dd857" officeooo:paragraph-rsid="000dd857"/>
    </style:style>
    <style:style style:name="P3" style:family="paragraph" style:parent-style-name="Standard">
      <style:text-properties fo:font-weight="normal" officeooo:paragraph-rsid="000c3670" style:font-weight-asian="normal" style:font-weight-complex="normal"/>
    </style:style>
    <style:style style:name="P4" style:family="paragraph" style:parent-style-name="Standard">
      <style:text-properties fo:font-weight="normal" officeooo:paragraph-rsid="01c42432" style:font-weight-asian="normal" style:font-weight-complex="normal"/>
    </style:style>
    <style:style style:name="P5" style:family="paragraph" style:parent-style-name="Standard" style:list-style-name="L10">
      <style:text-properties fo:font-weight="normal" officeooo:rsid="01c61a81" officeooo:paragraph-rsid="01c61a81" style:font-weight-asian="normal" style:font-weight-complex="normal"/>
    </style:style>
    <style:style style:name="P6" style:family="paragraph" style:parent-style-name="Standard">
      <style:text-properties fo:font-weight="normal" officeooo:rsid="01c72535" officeooo:paragraph-rsid="01c72535" style:font-weight-asian="normal" style:font-weight-complex="normal"/>
    </style:style>
    <style:style style:name="P7" style:family="paragraph" style:parent-style-name="Standard" style:list-style-name="L11">
      <style:text-properties fo:font-weight="normal" officeooo:rsid="01c72535" officeooo:paragraph-rsid="01c72535" style:font-weight-asian="normal" style:font-weight-complex="normal"/>
    </style:style>
    <style:style style:name="P8" style:family="paragraph" style:parent-style-name="Standard" style:list-style-name="L12">
      <style:text-properties fo:font-weight="normal" officeooo:rsid="01c72535" officeooo:paragraph-rsid="01c72535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1c42432"/>
    </style:style>
    <style:style style:name="P10" style:family="paragraph" style:parent-style-name="Standard">
      <style:text-properties style:text-underline-style="solid" style:text-underline-width="auto" style:text-underline-color="font-color" officeooo:rsid="01c42432" officeooo:paragraph-rsid="01c42432"/>
    </style:style>
    <style:style style:name="P11" style:family="paragraph" style:parent-style-name="Standard" style:list-style-name="L13">
      <style:text-properties officeooo:paragraph-rsid="01c72535"/>
    </style:style>
    <style:style style:name="P12" style:family="paragraph" style:parent-style-name="Standard" style:list-style-name="L13">
      <style:text-properties officeooo:rsid="01c72535" officeooo:paragraph-rsid="01c72535"/>
    </style:style>
    <style:style style:name="P13" style:family="paragraph" style:parent-style-name="Standard">
      <style:text-properties officeooo:rsid="01c72535" officeooo:paragraph-rsid="01c72535"/>
    </style:style>
    <style:style style:name="P14" style:family="paragraph" style:parent-style-name="Standard">
      <style:text-properties officeooo:rsid="01c72535" officeooo:paragraph-rsid="01c7e120"/>
    </style:style>
    <style:style style:name="P15" style:family="paragraph" style:parent-style-name="Standard" style:list-style-name="L14">
      <style:text-properties officeooo:rsid="01c7e120" officeooo:paragraph-rsid="01c7e120"/>
    </style:style>
    <style:style style:name="P16" style:family="paragraph" style:parent-style-name="Standard">
      <style:text-properties officeooo:rsid="01c7e120" officeooo:paragraph-rsid="01c7e120"/>
    </style:style>
    <style:style style:name="P17" style:family="paragraph" style:parent-style-name="Standard" style:master-page-name="Standard">
      <style:paragraph-properties style:page-number="auto"/>
      <style:text-properties officeooo:rsid="01c2880a" officeooo:paragraph-rsid="01c2880a"/>
    </style:style>
    <style:style style:name="T1" style:family="text">
      <style:text-properties fo:background-color="#ffff00"/>
    </style:style>
    <style:style style:name="T2" style:family="text">
      <style:text-properties officeooo:rsid="000c3670" fo:background-color="#ffff00"/>
    </style:style>
    <style:style style:name="T3" style:family="text">
      <style:text-properties officeooo:rsid="000dd857" fo:background-color="#ffff00"/>
    </style:style>
    <style:style style:name="T4" style:family="text">
      <style:text-properties officeooo:rsid="01c42432" fo:background-color="#ffff00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0ed071"/>
    </style:style>
    <style:style style:name="T7" style:family="text">
      <style:text-properties officeooo:rsid="01c61a8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c72535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c3670" fo:background-color="#ffff0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c42432" fo:background-color="#ffff0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dd857" fo:background-color="#ffff0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c7e120" fo:background-color="#ffff00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Ruby Essential Training</text:span></text:p>
      <text:p text:style-name="P1"/>
      <text:p text:style-name="P2">Introduction</text:p>
      <text:p text:style-name="P1"/>
      <text:p text:style-name="P3"><text:span text:style-name="T1">0</text:span><text:span text:style-name="T2">1</text:span><text:span text:style-name="T1">_</text:span><text:span text:style-name="T3">Introduction</text:span>: <text:s/><text:span text:style-name="T6">This tutorial series will teach us how to program in Ruby with Object-Oriented Programming. We will learn how to create a practical application for managing restaurants. All fundamentals that are needed in order to learn rails much easier.</text:span></text:p>
      <text:p text:style-name="P3"/>
      <text:p text:style-name="P10">Getting Started with Ruby</text:p>
      <text:p text:style-name="P9"/>
      <text:p text:style-name="P4"><text:span text:style-name="T1">0</text:span><text:span text:style-name="T2">1_</text:span><text:span text:style-name="T4">01.</text:span><text:span text:style-name="T3">Introduc</text:span><text:span text:style-name="T4">ing Ruby</text:span>: <text:s/><text:span text:style-name="T7">What is Ruby?</text:span></text:p>
      <text:p text:style-name="P4"/>
      <text:list xml:id="list7916591483898767189" text:style-name="L10">
        <text:list-item>
          <text:p text:style-name="P5">Programming Language</text:p>
        </text:list-item>
        <text:list-item>
          <text:p text:style-name="P5">Created in Japan in 1995 by Yukihiro “Matz” Matsumoto</text:p>
        </text:list-item>
        <text:list-item>
          <text:p text:style-name="P5">Syntax like Perl, Python, and Smalltalk</text:p>
        </text:list-item>
        <text:list-item>
          <text:p text:style-name="P5">Not a compiled language. A language that you write a code that then runs through a compiler</text:p>
        </text:list-item>
        <text:list-item>
          <text:p text:style-name="P5">Ruby is an interpreted language, therefore requires a Ruby interpreter.</text:p>
        </text:list-item>
      </text:list>
      <text:p text:style-name="P6"/>
      <text:p text:style-name="P6">Why Ruby?</text:p>
      <text:list xml:id="list6954308894906379070" text:style-name="L11">
        <text:list-item>
          <text:p text:style-name="P7">Object-oriented</text:p>
        </text:list-item>
        <text:list-item>
          <text:p text:style-name="P7">Easily readable code (like English)</text:p>
        </text:list-item>
        <text:list-item>
          <text:p text:style-name="P7">Unsurprising syntax, naming, and behavior</text:p>
        </text:list-item>
        <text:list-item>
          <text:p text:style-name="P7">whitespace independent</text:p>
        </text:list-item>
        <text:list-item>
          <text:p text:style-name="P7">No semicolons</text:p>
        </text:list-item>
        <text:list-item>
          <text:p text:style-name="P7">Lots of “syntactic sugar” --it does nice things for you, a shortcut. Syntatic vinegar is the opposite</text:p>
        </text:list-item>
      </text:list>
      <text:p text:style-name="P6"/>
      <text:p text:style-name="P6">Ruby vs. Rails:</text:p>
      <text:list xml:id="list4515453232124687144" text:style-name="L12">
        <text:list-item>
          <text:p text:style-name="P8">Rails is a web framework that helps you build websites</text:p>
        </text:list-item>
        <text:list-item>
          <text:p text:style-name="P8">Ruby is not just for the web.</text:p>
        </text:list-item>
      </text:list>
      <text:p text:style-name="P6"><text:span text:style-name="T1"/></text:p>
      <text:p text:style-name="P6"><text:span text:style-name="T1">0</text:span><text:span text:style-name="T2">1_</text:span><text:span text:style-name="T4">0</text:span><text:span text:style-name="T1">2</text:span><text:span text:style-name="T4">.</text:span><text:span text:style-name="T3">In</text:span><text:span text:style-name="T1">stalling Ruby</text:span>: <text:s/></text:p>
      <text:p text:style-name="P6"/>
      <text:list xml:id="list7801503589554264900" text:style-name="L13">
        <text:list-item>
          <text:p text:style-name="P11"><text:span text:style-name="T9">Make sure you install Ruby with the latest version available. In this series, I will be working with Ruby v.1.9</text:span></text:p>
        </text:list-item>
        <text:list-item>
          <text:p text:style-name="P12"><text:span text:style-name="T8">Vim will be our editor of choice</text:span></text:p>
        </text:list-item>
        <text:list-item>
          <text:p text:style-name="P12"><text:span text:style-name="T8">Bash will be our command line choice.</text:span></text:p>
        </text:list-item>
      </text:list>
      <text:p text:style-name="P13"><text:span text:style-name="T8"/></text:p>
      <text:p text:style-name="P13"><text:span text:style-name="T8">To see that Ruby is installed, open up a terminal and type: </text:span><text:span text:style-name="T10">ruby -</text:span><text:span text:style-name="T11">v. You should see a version returned.</text:span></text:p>
      <text:p text:style-name="P13"><text:span text:style-name="T11"/></text:p>
      <text:p text:style-name="P14"><text:span text:style-name="T11"><text:s/></text:span><text:span text:style-name="T12">0</text:span><text:span text:style-name="T13">1_</text:span><text:span text:style-name="T14">0</text:span><text:span text:style-name="T16">4</text:span><text:span text:style-name="T14">.</text:span><text:span text:style-name="T16">Using Ruby</text:span><text:span text:style-name="T11">: </text:span></text:p>
      <text:list xml:id="list8273569193367333109" text:style-name="L14">
        <text:list-item>
          <text:p text:style-name="P15"><text:span text:style-name="T11">Single command</text:span></text:p>
        </text:list-item>
        <text:list-item>
          <text:p text:style-name="P15"><text:span text:style-name="T11">Ruby file</text:span></text:p>
        </text:list-item>
        <text:list-item>
          <text:p text:style-name="P15"><text:span text:style-name="T11">IRB –interactive ruby shell</text:span></text:p>
        </text:list-item>
      </text:list>
      <text:p text:style-name="P1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7:50:08.669242059</meta:creation-date>
    <dc:date>2014-05-30T12:08:32.655382810</dc:date>
    <meta:editing-duration>P6DT23H26M37S</meta:editing-duration>
    <meta:editing-cycles>400</meta:editing-cycles>
    <meta:generator>LibreOffice/4.1.3.2$Linux_X86_64 LibreOffice_project/410m0$Build-2</meta:generator>
    <dc:creator>Justin </dc:creator>
    <meta:document-statistic meta:table-count="0" meta:image-count="0" meta:object-count="0" meta:page-count="1" meta:paragraph-count="29" meta:word-count="236" meta:character-count="1361" meta:non-whitespace-character-count="1168"/>
  </office:meta>
</office:document-meta>
</file>